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ce1"/>
        <table:table-column table:style-name="co2" table:number-columns-repeated="3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column table:style-name="co6" table:default-cell-style-name="ce1"/>
        <table:table-row table:style-name="ro1">
          <table:table-cell table:style-name="ce1" office:value-type="string" calcext:value-type="string">
            <text:p>gzip</text:p>
          </table:table-cell>
          <table:table-cell office:value-type="string" calcext:value-type="string">
            <text:p>Hit rates</text:p>
          </table:table-cell>
          <table:table-cell table:style-name="Default" office:value-type="string" calcext:value-type="string">
            <text:p>In percentage</text:p>
          </table:table-cell>
          <table:table-cell/>
          <table:table-cell table:style-name="ce2" office:value-type="string" calcext:value-type="string">
            <text:p>gcc</text:p>
          </table:table-cell>
          <table:table-cell office:value-type="string" calcext:value-type="string">
            <text:p>Hit rates</text:p>
          </table:table-cell>
          <table:table-cell table:style-name="Default" office:value-type="string" calcext:value-type="string">
            <text:p>In percentage</text:p>
          </table:table-cell>
          <table:table-cell/>
          <table:table-cell table:style-name="ce1" office:value-type="string" calcext:value-type="string">
            <text:p>mcf</text:p>
          </table:table-cell>
          <table:table-cell office:value-type="string" calcext:value-type="string">
            <text:p>Hit rates</text:p>
          </table:table-cell>
          <table:table-cell table:style-name="Default" office:value-type="string" calcext:value-type="string">
            <text:p>In percentage </text:p>
          </table:table-cell>
          <table:table-cell/>
          <table:table-cell table:style-name="ce1" office:value-type="string" calcext:value-type="string">
            <text:p>swim</text:p>
          </table:table-cell>
          <table:table-cell office:value-type="string" calcext:value-type="string">
            <text:p>Hit rates</text:p>
          </table:table-cell>
          <table:table-cell table:style-name="Default" office:value-type="string" calcext:value-type="string">
            <text:p>In percentage</text:p>
          </table:table-cell>
          <table:table-cell/>
          <table:table-cell table:style-name="ce1" office:value-type="string" calcext:value-type="string">
            <text:p>twolf</text:p>
          </table:table-cell>
          <table:table-cell office:value-type="string" calcext:value-type="string">
            <text:p>Hit rates</text:p>
          </table:table-cell>
          <table:table-cell table:style-name="Default" office:value-type="string" calcext:value-type="string">
            <text:p>In 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286" calcext:value-type="float">
            <text:p>0.666286</text:p>
          </table:table-cell>
          <table:table-cell table:formula="of:=[.B2]*100" office:value-type="float" office:value="66.6286" calcext:value-type="float">
            <text:p>66.62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9234" calcext:value-type="float">
            <text:p>0.809234</text:p>
          </table:table-cell>
          <table:table-cell table:formula="of:=[.F2]*100" office:value-type="float" office:value="80.9234" calcext:value-type="float">
            <text:p>80.9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82114" calcext:value-type="float">
            <text:p>0.00882114</text:p>
          </table:table-cell>
          <table:table-cell table:formula="of:=[.J2]*100" office:value-type="float" office:value="0.882114" calcext:value-type="float">
            <text:p>0.8821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1021" calcext:value-type="float">
            <text:p>0.781021</text:p>
          </table:table-cell>
          <table:table-cell table:formula="of:=[.N2]*100" office:value-type="float" office:value="78.1021" calcext:value-type="float">
            <text:p>78.1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07902" calcext:value-type="float">
            <text:p>0.907902</text:p>
          </table:table-cell>
          <table:table-cell table:formula="of:=[.R2]*100" office:value-type="float" office:value="90.7902" calcext:value-type="float">
            <text:p>90.7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645" calcext:value-type="float">
            <text:p>0.66645</text:p>
          </table:table-cell>
          <table:table-cell table:formula="of:=[.B3]*100" office:value-type="float" office:value="66.645" calcext:value-type="float">
            <text:p>66.6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2742" calcext:value-type="float">
            <text:p>0.872742</text:p>
          </table:table-cell>
          <table:table-cell table:formula="of:=[.F3]*100" office:value-type="float" office:value="87.2742" calcext:value-type="float">
            <text:p>87.27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48943" calcext:value-type="float">
            <text:p>0.00948943</text:p>
          </table:table-cell>
          <table:table-cell table:formula="of:=[.J3]*100" office:value-type="float" office:value="0.948943" calcext:value-type="float">
            <text:p>0.948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6022" calcext:value-type="float">
            <text:p>0.826022</text:p>
          </table:table-cell>
          <table:table-cell table:formula="of:=[.N3]*100" office:value-type="float" office:value="82.6022" calcext:value-type="float">
            <text:p>82.6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2857" calcext:value-type="float">
            <text:p>0.952857</text:p>
          </table:table-cell>
          <table:table-cell table:formula="of:=[.R3]*100" office:value-type="float" office:value="95.2857" calcext:value-type="float">
            <text:p>95.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7523" calcext:value-type="float">
            <text:p>0.667523</text:p>
          </table:table-cell>
          <table:table-cell table:formula="of:=[.B4]*100" office:value-type="float" office:value="66.7523" calcext:value-type="float">
            <text:p>66.75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38755" calcext:value-type="float">
            <text:p>0.938755</text:p>
          </table:table-cell>
          <table:table-cell table:formula="of:=[.F4]*100" office:value-type="float" office:value="93.8755" calcext:value-type="float">
            <text:p>93.87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04651" calcext:value-type="float">
            <text:p>0.504651</text:p>
          </table:table-cell>
          <table:table-cell table:formula="of:=[.J4]*100" office:value-type="float" office:value="50.4651" calcext:value-type="float">
            <text:p>50.46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9276" calcext:value-type="float">
            <text:p>0.929276</text:p>
          </table:table-cell>
          <table:table-cell table:formula="of:=[.N4]*100" office:value-type="float" office:value="92.9276" calcext:value-type="float">
            <text:p>92.92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4323" calcext:value-type="float">
            <text:p>0.954323</text:p>
          </table:table-cell>
          <table:table-cell table:formula="of:=[.R4]*100" office:value-type="float" office:value="95.4323" calcext:value-type="float">
            <text:p>95.4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8122" calcext:value-type="float">
            <text:p>0.668122</text:p>
          </table:table-cell>
          <table:table-cell table:formula="of:=[.B5]*100" office:value-type="float" office:value="66.8122" calcext:value-type="float">
            <text:p>66.81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65574" calcext:value-type="float">
            <text:p>0.965574</text:p>
          </table:table-cell>
          <table:table-cell table:formula="of:=[.F5]*100" office:value-type="float" office:value="96.5574" calcext:value-type="float">
            <text:p>96.55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52237" calcext:value-type="float">
            <text:p>0.752237</text:p>
          </table:table-cell>
          <table:table-cell table:formula="of:=[.J5]*100" office:value-type="float" office:value="75.2237" calcext:value-type="float">
            <text:p>75.22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64933" calcext:value-type="float">
            <text:p>0.964933</text:p>
          </table:table-cell>
          <table:table-cell table:formula="of:=[.N5]*100" office:value-type="float" office:value="96.4933" calcext:value-type="float">
            <text:p>96.49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80455" calcext:value-type="float">
            <text:p>0.980455</text:p>
          </table:table-cell>
          <table:table-cell table:formula="of:=[.R5]*100" office:value-type="float" office:value="98.0455" calcext:value-type="float">
            <text:p>98.0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8411" calcext:value-type="float">
            <text:p>0.668411</text:p>
          </table:table-cell>
          <table:table-cell table:formula="of:=[.B6]*100" office:value-type="float" office:value="66.8411" calcext:value-type="float">
            <text:p>66.84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81923" calcext:value-type="float">
            <text:p>0.981923</text:p>
          </table:table-cell>
          <table:table-cell table:formula="of:=[.F6]*100" office:value-type="float" office:value="98.1923" calcext:value-type="float">
            <text:p>98.19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5992" calcext:value-type="float">
            <text:p>0.875992</text:p>
          </table:table-cell>
          <table:table-cell table:formula="of:=[.J6]*100" office:value-type="float" office:value="87.5992" calcext:value-type="float">
            <text:p>87.59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79185" calcext:value-type="float">
            <text:p>0.979185</text:p>
          </table:table-cell>
          <table:table-cell table:formula="of:=[.N6]*100" office:value-type="float" office:value="97.9185" calcext:value-type="float">
            <text:p>97.91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2181" calcext:value-type="float">
            <text:p>0.992181</text:p>
          </table:table-cell>
          <table:table-cell table:formula="of:=[.R6]*100" office:value-type="float" office:value="99.2181" calcext:value-type="float">
            <text:p>99.21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8529" calcext:value-type="float">
            <text:p>0.668529</text:p>
          </table:table-cell>
          <table:table-cell table:formula="of:=[.B7]*100" office:value-type="float" office:value="66.8529" calcext:value-type="float">
            <text:p>66.85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87035" calcext:value-type="float">
            <text:p>0.987035</text:p>
          </table:table-cell>
          <table:table-cell table:formula="of:=[.F7]*100" office:value-type="float" office:value="98.7035" calcext:value-type="float">
            <text:p>98.70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37932" calcext:value-type="float">
            <text:p>0.937932</text:p>
          </table:table-cell>
          <table:table-cell table:formula="of:=[.J7]*100" office:value-type="float" office:value="93.7932" calcext:value-type="float">
            <text:p>93.79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84403" calcext:value-type="float">
            <text:p>0.984403</text:p>
          </table:table-cell>
          <table:table-cell table:formula="of:=[.N7]*100" office:value-type="float" office:value="98.4403" calcext:value-type="float">
            <text:p>98.44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6527" calcext:value-type="float">
            <text:p>0.996527</text:p>
          </table:table-cell>
          <table:table-cell table:formula="of:=[.R7]*100" office:value-type="float" office:value="99.6527" calcext:value-type="float">
            <text:p>99.65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68608" calcext:value-type="float">
            <text:p>0.668608</text:p>
          </table:table-cell>
          <table:table-cell table:formula="of:=[.B8]*100" office:value-type="float" office:value="66.8608" calcext:value-type="float">
            <text:p>66.86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0762" calcext:value-type="float">
            <text:p>0.990762</text:p>
          </table:table-cell>
          <table:table-cell table:formula="of:=[.F8]*100" office:value-type="float" office:value="99.0762" calcext:value-type="float">
            <text:p>99.07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68882" calcext:value-type="float">
            <text:p>0.968882</text:p>
          </table:table-cell>
          <table:table-cell table:formula="of:=[.J8]*100" office:value-type="float" office:value="96.8882" calcext:value-type="float">
            <text:p>96.888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3747" calcext:value-type="float">
            <text:p>0.993747</text:p>
          </table:table-cell>
          <table:table-cell table:formula="of:=[.N8]*100" office:value-type="float" office:value="99.3747" calcext:value-type="float">
            <text:p>99.374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7968" calcext:value-type="float">
            <text:p>0.997968</text:p>
          </table:table-cell>
          <table:table-cell table:formula="of:=[.R8]*100" office:value-type="float" office:value="99.7968" calcext:value-type="float">
            <text:p>99.79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6051" calcext:value-type="float">
            <text:p>0.666051</text:p>
          </table:table-cell>
          <table:table-cell table:formula="of:=[.B9]*100" office:value-type="float" office:value="66.6051" calcext:value-type="float">
            <text:p>66.60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3019" calcext:value-type="float">
            <text:p>0.993019</text:p>
          </table:table-cell>
          <table:table-cell table:formula="of:=[.F9]*100" office:value-type="float" office:value="99.3019" calcext:value-type="float">
            <text:p>99.301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84368" calcext:value-type="float">
            <text:p>0.984368</text:p>
          </table:table-cell>
          <table:table-cell table:formula="of:=[.J9]*100" office:value-type="float" office:value="98.4368" calcext:value-type="float">
            <text:p>98.436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6082" calcext:value-type="float">
            <text:p>0.996082</text:p>
          </table:table-cell>
          <table:table-cell table:formula="of:=[.N9]*100" office:value-type="float" office:value="99.6082" calcext:value-type="float">
            <text:p>99.60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6614" calcext:value-type="float">
            <text:p>0.996614</text:p>
          </table:table-cell>
          <table:table-cell table:formula="of:=[.R9]*100" office:value-type="float" office:value="99.6614" calcext:value-type="float">
            <text:p>99.66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67371" calcext:value-type="float">
            <text:p>0.667371</text:p>
          </table:table-cell>
          <table:table-cell table:formula="of:=[.B10]*100" office:value-type="float" office:value="66.7371" calcext:value-type="float">
            <text:p>66.737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93996" calcext:value-type="float">
            <text:p>0.993996</text:p>
          </table:table-cell>
          <table:table-cell table:formula="of:=[.F10]*100" office:value-type="float" office:value="99.3996" calcext:value-type="float">
            <text:p>99.399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92058" calcext:value-type="float">
            <text:p>0.992058</text:p>
          </table:table-cell>
          <table:table-cell table:formula="of:=[.J10]*100" office:value-type="float" office:value="99.2058" calcext:value-type="float">
            <text:p>99.205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96477" calcext:value-type="float">
            <text:p>0.996477</text:p>
          </table:table-cell>
          <table:table-cell table:formula="of:=[.N10]*100" office:value-type="float" office:value="99.6477" calcext:value-type="float">
            <text:p>99.647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97769" calcext:value-type="float">
            <text:p>0.997769</text:p>
          </table:table-cell>
          <table:table-cell table:formula="of:=[.R10]*100" office:value-type="float" office:value="99.7769" calcext:value-type="float">
            <text:p>99.77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32329" calcext:value-type="float">
            <text:p>0.832329</text:p>
          </table:table-cell>
          <table:table-cell table:formula="of:=[.B11]*100" office:value-type="float" office:value="83.2329" calcext:value-type="float">
            <text:p>83.232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98373" calcext:value-type="float">
            <text:p>0.998373</text:p>
          </table:table-cell>
          <table:table-cell table:formula="of:=[.F11]*100" office:value-type="float" office:value="99.8373" calcext:value-type="float">
            <text:p>99.837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95802" calcext:value-type="float">
            <text:p>0.995802</text:p>
          </table:table-cell>
          <table:table-cell table:formula="of:=[.J11]*100" office:value-type="float" office:value="99.5802" calcext:value-type="float">
            <text:p>99.580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93621" calcext:value-type="float">
            <text:p>0.993621</text:p>
          </table:table-cell>
          <table:table-cell table:formula="of:=[.N11]*100" office:value-type="float" office:value="99.3621" calcext:value-type="float">
            <text:p>99.362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97185" calcext:value-type="float">
            <text:p>0.997185</text:p>
          </table:table-cell>
          <table:table-cell table:formula="of:=[.R11]*100" office:value-type="float" office:value="99.7185" calcext:value-type="float">
            <text:p>99.71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14839" calcext:value-type="float">
            <text:p>0.914839</text:p>
          </table:table-cell>
          <table:table-cell table:formula="of:=[.B12]*100" office:value-type="float" office:value="91.4839" calcext:value-type="float">
            <text:p>91.483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998821" calcext:value-type="float">
            <text:p>0.998821</text:p>
          </table:table-cell>
          <table:table-cell table:formula="of:=[.F12]*100" office:value-type="float" office:value="99.8821" calcext:value-type="float">
            <text:p>99.882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997745" calcext:value-type="float">
            <text:p>0.997745</text:p>
          </table:table-cell>
          <table:table-cell table:formula="of:=[.J12]*100" office:value-type="float" office:value="99.7745" calcext:value-type="float">
            <text:p>99.774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997032" calcext:value-type="float">
            <text:p>0.997032</text:p>
          </table:table-cell>
          <table:table-cell table:formula="of:=[.N12]*100" office:value-type="float" office:value="99.7032" calcext:value-type="float">
            <text:p>99.703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992743" calcext:value-type="float">
            <text:p>0.992743</text:p>
          </table:table-cell>
          <table:table-cell table:formula="of:=[.R12]*100" office:value-type="float" office:value="99.2743" calcext:value-type="float">
            <text:p>99.274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956075" calcext:value-type="float">
            <text:p>0.956075</text:p>
          </table:table-cell>
          <table:table-cell table:formula="of:=[.B13]*100" office:value-type="float" office:value="95.6075" calcext:value-type="float">
            <text:p>95.6075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997456" calcext:value-type="float">
            <text:p>0.997456</text:p>
          </table:table-cell>
          <table:table-cell table:formula="of:=[.F13]*100" office:value-type="float" office:value="99.7456" calcext:value-type="float">
            <text:p>99.745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998643" calcext:value-type="float">
            <text:p>0.998643</text:p>
          </table:table-cell>
          <table:table-cell table:formula="of:=[.J13]*100" office:value-type="float" office:value="99.8643" calcext:value-type="float">
            <text:p>99.8643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995326" calcext:value-type="float">
            <text:p>0.995326</text:p>
          </table:table-cell>
          <table:table-cell table:formula="of:=[.N13]*100" office:value-type="float" office:value="99.5326" calcext:value-type="float">
            <text:p>99.532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960596" calcext:value-type="float">
            <text:p>0.960596</text:p>
          </table:table-cell>
          <table:table-cell table:formula="of:=[.R13]*100" office:value-type="float" office:value="96.0596" calcext:value-type="float">
            <text:p>96.059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76665" calcext:value-type="float">
            <text:p>0.976665</text:p>
          </table:table-cell>
          <table:table-cell table:formula="of:=[.B14]*100" office:value-type="float" office:value="97.6665" calcext:value-type="float">
            <text:p>97.6665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99638" calcext:value-type="float">
            <text:p>0.99638</text:p>
          </table:table-cell>
          <table:table-cell table:formula="of:=[.F14]*100" office:value-type="float" office:value="99.638" calcext:value-type="float">
            <text:p>99.638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999106" calcext:value-type="float">
            <text:p>0.999106</text:p>
          </table:table-cell>
          <table:table-cell table:formula="of:=[.J14]*100" office:value-type="float" office:value="99.9106" calcext:value-type="float">
            <text:p>99.9106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986045" calcext:value-type="float">
            <text:p>0.986045</text:p>
          </table:table-cell>
          <table:table-cell table:formula="of:=[.N14]*100" office:value-type="float" office:value="98.6045" calcext:value-type="float">
            <text:p>98.6045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95924" calcext:value-type="float">
            <text:p>0.95924</text:p>
          </table:table-cell>
          <table:table-cell table:formula="of:=[.R14]*100" office:value-type="float" office:value="95.924" calcext:value-type="float">
            <text:p>95.924</text:p>
          </table:table-cell>
        </table:table-row>
        <table:table-row table:style-name="ro1">
          <table:table-cell office:value-type="string" calcext:value-type="string">
            <text:p>(In Blocks)</text:p>
          </table:table-cell>
          <table:table-cell/>
          <table:table-cell table:style-name="Default"/>
          <table:table-cell/>
          <table:table-cell office:value-type="string" calcext:value-type="string">
            <text:p>(In Blocks)</text:p>
          </table:table-cell>
          <table:table-cell/>
          <table:table-cell table:style-name="Default"/>
          <table:table-cell/>
          <table:table-cell office:value-type="string" calcext:value-type="string">
            <text:p>(In Blocks)</text:p>
          </table:table-cell>
          <table:table-cell/>
          <table:table-cell table:style-name="Default"/>
          <table:table-cell/>
          <table:table-cell office:value-type="string" calcext:value-type="string">
            <text:p>(In Blocks)</text:p>
          </table:table-cell>
          <table:table-cell/>
          <table:table-cell table:style-name="Default"/>
          <table:table-cell/>
          <table:table-cell office:value-type="string" calcext:value-type="string">
            <text:p>(In Blocks)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1 Block=4 byt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4:08:41.675945326</meta:creation-date>
    <dc:date>2019-12-06T15:24:29.466249788</dc:date>
    <meta:editing-duration>PT1H5M33S</meta:editing-duration>
    <meta:editing-cycles>8</meta:editing-cycles>
    <meta:generator>LibreOffice/6.0.7.3$Linux_X86_64 LibreOffice_project/00m0$Build-3</meta:generator>
    <meta:document-statistic meta:table-count="1" meta:cell-count="216" meta:object-count="0"/>
  </office:meta>
</office:document-meta>
</file>